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3.75cm" fo:min-width="10.5cm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cm" svg:height="14cm" svg:x="5.75cm" svg:y="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6T06:46:29.619000000</meta:creation-date>
    <dc:date>2024-11-06T06:47:01.834000000</dc:date>
    <meta:editing-duration>PT32S</meta:editing-duration>
    <meta:editing-cycles>1</meta:editing-cycles>
    <meta:generator>LibreOffice/24.8.2.1$Windows_X86_64 LibreOffice_project/0f794b6e29741098670a3b95d60478a65d05ef13</meta:generator>
    <meta:document-statistic meta:object-count="1"/>
  </office:meta>
</office:document-meta>
</file>